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At the same time though I feel like I should go to school.”</text:p>
      <text:p text:style-name="Normal">“In that case… I can show you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o roast her instead: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she didn’t care. She just savoured this moment with you.</text:p>
      <text:p text:style-name="Normal"/>
      <text:p text:style-name="P2">•• • ••</text:p>
      <text:p text:style-name="P2"/>
      <text:p text:style-name="Normal">The school’s main building was full of twists and turns, so they had to proceed carefully. Before them was a blind corner, which called for the appropriate tactic. Being by far the more seasoned of the two, she went ahead and peeked around the corner. You stayed behind, keeping watch of the rear. As soon as she signalled the “all clear,” you rejoined her and the two of you hurried down the next corridor like phantoms. The game plan was simple: reach the old building without getting caught by stray teachers or rogue honour students.</text:p>
      <text:p text:style-name="Normal">This was easier said than done; it was still relatively early, and she knew by experience that this was the time the staff was most liable to be wandering around in search of a working coffee machine or other. As a result, her mind was awake, her vision was clear, her hearing was sharp and her instincts were even sharper. At some point, you two were walking down a long empty hallway when out of nowhere she pulled you into an empty classroom and closed the door behind her. Lo and behold, not thirty seconds after, you heard the janitor whistle by. There was another close call when you were going up the stairs and she suddenly motioned you to stop; it was only then that you heard the footsteps of someone coming down from right above you, leading you both to quietly glide down a couple flights of stairs.</text:p>
      <text:p text:style-name="Normal">After that though, things were smooth-sailing, and it wasn’t long before you reached the upper floors of the old-building.</text:p>
      <text:p text:style-name="Normal">“What did you mean by ‘going to school without going to school’?” you’d asked her on the bus.</text:p>
      <text:p text:style-name="Normal">“Essentially… I know a place. It’s in-school, but it’s basically abandoned until late afternoon. We can stay there without a problem.”</text:p>
      <text:p text:style-name="Normal">The place in question was on one of the floors used for extracurricular club activities, and she approached a door and put a hand on its handle,</text:p>
      <text:p text:style-name="Normal">“It’s not locked?” you wondered.</text:p>
      <text:p text:style-name="Normal">“It is,” she smiled, and the next moment she turned the handle for the door to open, “or so I want you to believe. Welcome to my sanctuar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